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752*"/>
    </style:style>
    <style:style style:name="Tabella1.B" style:family="table-column">
      <style:table-column-properties style:column-width="3.408cm" style:rel-column-width="1932*"/>
    </style:style>
    <style:style style:name="Tabella1.C" style:family="table-column">
      <style:table-column-properties style:column-width="3.302cm" style:rel-column-width="1872*"/>
    </style:style>
    <style:style style:name="Tabella1.D" style:family="table-column">
      <style:table-column-properties style:column-width="3.701cm" style:rel-column-width="2098*"/>
    </style:style>
    <style:style style:name="Tabella1.E" style:family="table-column">
      <style:table-column-properties style:column-width="3.094cm" style:rel-column-width="1754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9cm" style:rel-column-width="1752*"/>
    </style:style>
    <style:style style:name="Tabella2.B" style:family="table-column">
      <style:table-column-properties style:column-width="3.408cm" style:rel-column-width="1932*"/>
    </style:style>
    <style:style style:name="Tabella2.C" style:family="table-column">
      <style:table-column-properties style:column-width="3.302cm" style:rel-column-width="1872*"/>
    </style:style>
    <style:style style:name="Tabella2.D" style:family="table-column">
      <style:table-column-properties style:column-width="3.701cm" style:rel-column-width="2098*"/>
    </style:style>
    <style:style style:name="Tabella2.E" style:family="table-column">
      <style:table-column-properties style:column-width="3.094cm" style:rel-column-width="1754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55cm" style:rel-width="100%" svg:height="2.383cm" style:rel-height="70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07cm" style:rel-width="100%" svg:height="2.383cm" style:rel-height="70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57cm" style:rel-width="100%" svg:height="2.383cm" style:rel-height="70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B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55cm" style:rel-width="100%" svg:height="2.351cm" style:rel-height="81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307cm" style:rel-width="100%" svg:height="2.351cm" style:rel-height="81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57cm" style:rel-width="100%" svg:height="2.351cm" style:rel-height="81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49:24.818000000</dc:date>
    <meta:editing-duration>PT8H41M54S</meta:editing-duration>
    <meta:editing-cycles>137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